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1.367cm" table:align="left"/>
    </style:style>
    <style:style style:name="Table1.A" style:family="table-column">
      <style:table-column-properties style:column-width="2.895cm"/>
    </style:style>
    <style:style style:name="Table1.B" style:family="table-column">
      <style:table-column-properties style:column-width="8.47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538cm"/>
    </style:style>
    <style:style style:name="Table2.B" style:family="table-column">
      <style:table-column-properties style:column-width="14.46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811cm" table:align="left"/>
    </style:style>
    <style:style style:name="Table3.A" style:family="table-column">
      <style:table-column-properties style:column-width="2.217cm"/>
    </style:style>
    <style:style style:name="Table3.B" style:family="table-column">
      <style:table-column-properties style:column-width="9.59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323cm" table:align="left"/>
    </style:style>
    <style:style style:name="Table4.A" style:family="table-column">
      <style:table-column-properties style:column-width="2.26cm"/>
    </style:style>
    <style:style style:name="Table4.B" style:family="table-column">
      <style:table-column-properties style:column-width="11.06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4.046cm" table:align="left"/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11.64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6.935cm" table:align="left"/>
    </style:style>
    <style:style style:name="Table6.A" style:family="table-column">
      <style:table-column-properties style:column-width="1.792cm"/>
    </style:style>
    <style:style style:name="Table6.B" style:family="table-column">
      <style:table-column-properties style:column-width="15.14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.312cm"/>
    </style:style>
    <style:style style:name="Table7.B" style:family="table-column">
      <style:table-column-properties style:column-width="15.68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0.95cm" table:align="left"/>
    </style:style>
    <style:style style:name="Table8.A" style:family="table-column">
      <style:table-column-properties style:column-width="1.152cm"/>
    </style:style>
    <style:style style:name="Table8.B" style:family="table-column">
      <style:table-column-properties style:column-width="9.7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5.117cm" table:align="left"/>
    </style:style>
    <style:style style:name="Table9.A" style:family="table-column">
      <style:table-column-properties style:column-width="2.194cm"/>
    </style:style>
    <style:style style:name="Table9.B" style:family="table-column">
      <style:table-column-properties style:column-width="12.922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1.89cm" table:align="left"/>
    </style:style>
    <style:style style:name="Table10.A" style:family="table-column">
      <style:table-column-properties style:column-width="2.261cm"/>
    </style:style>
    <style:style style:name="Table10.B" style:family="table-column">
      <style:table-column-properties style:column-width="9.62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3.497cm" table:align="left"/>
    </style:style>
    <style:style style:name="Table11.A" style:family="table-column">
      <style:table-column-properties style:column-width="2.117cm"/>
    </style:style>
    <style:style style:name="Table11.B" style:family="table-column">
      <style:table-column-properties style:column-width="11.38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4.926cm" table:align="left"/>
    </style:style>
    <style:style style:name="Table12.A" style:family="table-column">
      <style:table-column-properties style:column-width="2.046cm"/>
    </style:style>
    <style:style style:name="Table12.B" style:family="table-column">
      <style:table-column-properties style:column-width="12.88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 Element Reference - By Category</text:h>
      <text:p text:style-name="Horizontal_20_Line"/>
      <text:h text:style-name="Heading_20_2" text:outline-level="2">Basic HTML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Tag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octype.asp" text:style-name="Internet_20_link" text:visited-style-name="Visited_20_Internet_20_Link">&lt;!DOCTYPE&gt;</text:a> </text:p>
          </table:table-cell>
          <table:table-cell table:style-name="Table1.A1" office:value-type="string">
            <text:p text:style-name="Table_20_Contents">Defines the document typ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html.asp" text:style-name="Internet_20_link" text:visited-style-name="Visited_20_Internet_20_Link">&lt;html&gt;</text:a></text:p>
          </table:table-cell>
          <table:table-cell table:style-name="Table1.A1" office:value-type="string">
            <text:p text:style-name="Table_20_Contents">Defines an HTML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head.asp" text:style-name="Internet_20_link" text:visited-style-name="Visited_20_Internet_20_Link">&lt;head&gt;</text:a></text:p>
          </table:table-cell>
          <table:table-cell table:style-name="Table1.A1" office:value-type="string">
            <text:p text:style-name="Table_20_Contents">Contains metadata/information for the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itle.asp" text:style-name="Internet_20_link" text:visited-style-name="Visited_20_Internet_20_Link">&lt;title&gt;</text:a></text:p>
          </table:table-cell>
          <table:table-cell table:style-name="Table1.A1" office:value-type="string">
            <text:p text:style-name="Table_20_Contents">Defines a title for the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Defines the document's bod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hn.asp" text:style-name="Internet_20_link" text:visited-style-name="Visited_20_Internet_20_Link">&lt;h1&gt; to &lt;h6&gt;</text:a></text:p>
          </table:table-cell>
          <table:table-cell table:style-name="Table1.A1" office:value-type="string">
            <text:p text:style-name="Table_20_Contents">Defines HTML heading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p.asp" text:style-name="Internet_20_link" text:visited-style-name="Visited_20_Internet_20_Link">&lt;p&gt;</text:a></text:p>
          </table:table-cell>
          <table:table-cell table:style-name="Table1.A1" office:value-type="string">
            <text:p text:style-name="Table_20_Contents">Defines a paragraph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r.asp" text:style-name="Internet_20_link" text:visited-style-name="Visited_20_Internet_20_Link">&lt;br&gt;</text:a></text:p>
          </table:table-cell>
          <table:table-cell table:style-name="Table1.A1" office:value-type="string">
            <text:p text:style-name="Table_20_Contents">Inserts a single line brea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hr.asp" text:style-name="Internet_20_link" text:visited-style-name="Visited_20_Internet_20_Link">&lt;hr&gt;</text:a></text:p>
          </table:table-cell>
          <table:table-cell table:style-name="Table1.A1" office:value-type="string">
            <text:p text:style-name="Table_20_Contents">Defines a thematic change in the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comment.asp" text:style-name="Internet_20_link" text:visited-style-name="Visited_20_Internet_20_Link">&lt;!--...--&gt;</text:a></text:p>
          </table:table-cell>
          <table:table-cell table:style-name="Table1.A1" office:value-type="string">
            <text:p text:style-name="Table_20_Contents">Defines a comment</text:p>
          </table:table-cell>
        </table:table-row>
      </table:table>
      <text:h text:style-name="Heading_20_2" text:outline-level="2">Formatting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Tag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acronym.asp" text:style-name="Internet_20_link" text:visited-style-name="Visited_20_Internet_20_Link">&lt;acronym&gt;</text:a></text:p>
          </table:table-cell>
          <table:table-cell table:style-name="Table2.A1" office:value-type="string">
            <text:p text:style-name="Table_20_Contents">Not supported in HTML5. Use &lt;abbr&gt; instead.<text:line-break/>Defines an acronym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abbr.asp" text:style-name="Internet_20_link" text:visited-style-name="Visited_20_Internet_20_Link">&lt;abbr&gt;</text:a></text:p>
          </table:table-cell>
          <table:table-cell table:style-name="Table2.A1" office:value-type="string">
            <text:p text:style-name="Table_20_Contents">Defines an abbreviation or an acronym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address.asp" text:style-name="Internet_20_link" text:visited-style-name="Visited_20_Internet_20_Link">&lt;address&gt;</text:a></text:p>
          </table:table-cell>
          <table:table-cell table:style-name="Table2.A1" office:value-type="string">
            <text:p text:style-name="Table_20_Contents">Defines contact information for the author/owner of a document/articl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b.asp" text:style-name="Internet_20_link" text:visited-style-name="Visited_20_Internet_20_Link">&lt;b&gt;</text:a></text:p>
          </table:table-cell>
          <table:table-cell table:style-name="Table2.A1" office:value-type="string">
            <text:p text:style-name="Table_20_Contents">Defines bold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bdi.asp" text:style-name="Internet_20_link" text:visited-style-name="Visited_20_Internet_20_Link">&lt;bdi&gt;</text:a></text:p>
          </table:table-cell>
          <table:table-cell table:style-name="Table2.A1" office:value-type="string">
            <text:p text:style-name="Table_20_Contents">Isolates a part of text that might be formatted in a different direction from other text outside i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bdo.asp" text:style-name="Internet_20_link" text:visited-style-name="Visited_20_Internet_20_Link">&lt;bdo&gt;</text:a></text:p>
          </table:table-cell>
          <table:table-cell table:style-name="Table2.A1" office:value-type="string">
            <text:p text:style-name="Table_20_Contents">Overrides the current text directi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big.asp" text:style-name="Internet_20_link" text:visited-style-name="Visited_20_Internet_20_Link">&lt;big&gt;</text:a></text:p>
          </table:table-cell>
          <table:table-cell table:style-name="Table2.A1" office:value-type="string">
            <text:p text:style-name="Table_20_Contents">Not supported in HTML5. Use CSS instead.<text:line-break/>Defines big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blockquote.asp" text:style-name="Internet_20_link" text:visited-style-name="Visited_20_Internet_20_Link">&lt;blockquote&gt;</text:a></text:p>
          </table:table-cell>
          <table:table-cell table:style-name="Table2.A1" office:value-type="string">
            <text:p text:style-name="Table_20_Contents">Defines a section that is quoted from another sourc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center.asp" text:style-name="Internet_20_link" text:visited-style-name="Visited_20_Internet_20_Link">&lt;center&gt;</text:a></text:p>
          </table:table-cell>
          <table:table-cell table:style-name="Table2.A1" office:value-type="string">
            <text:p text:style-name="Table_20_Contents">Not supported in HTML5. Use CSS instead.<text:line-break/>Defines centered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cite.asp" text:style-name="Internet_20_link" text:visited-style-name="Visited_20_Internet_20_Link">&lt;cite&gt;</text:a></text:p>
          </table:table-cell>
          <table:table-cell table:style-name="Table2.A1" office:value-type="string">
            <text:p text:style-name="Table_20_Contents">Defines the title of a wor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code.asp" text:style-name="Internet_20_link" text:visited-style-name="Visited_20_Internet_20_Link">&lt;code&gt;</text:a></text:p>
          </table:table-cell>
          <table:table-cell table:style-name="Table2.A1" office:value-type="string">
            <text:p text:style-name="Table_20_Contents">Defines a piece of computer cod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del.asp" text:style-name="Internet_20_link" text:visited-style-name="Visited_20_Internet_20_Link">&lt;del&gt;</text:a></text:p>
          </table:table-cell>
          <table:table-cell table:style-name="Table2.A1" office:value-type="string">
            <text:p text:style-name="Table_20_Contents">Defines text that has been deleted from a documen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dfn.asp" text:style-name="Internet_20_link" text:visited-style-name="Visited_20_Internet_20_Link">&lt;dfn&gt;</text:a></text:p>
          </table:table-cell>
          <table:table-cell table:style-name="Table2.A1" office:value-type="string">
            <text:p text:style-name="Table_20_Contents">Specifies a term that is going to be defined within the conten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em.asp" text:style-name="Internet_20_link" text:visited-style-name="Visited_20_Internet_20_Link">&lt;em&gt;</text:a></text:p>
          </table:table-cell>
          <table:table-cell table:style-name="Table2.A1" office:value-type="string">
            <text:p text:style-name="Table_20_Contents">Defines emphasized text 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font.asp" text:style-name="Internet_20_link" text:visited-style-name="Visited_20_Internet_20_Link">&lt;font&gt;</text:a></text:p>
          </table:table-cell>
          <table:table-cell table:style-name="Table2.A1" office:value-type="string">
            <text:p text:style-name="Table_20_Contents">Not supported in HTML5. Use CSS instead.<text:line-break/>Defines font, color, and size for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i.asp" text:style-name="Internet_20_link" text:visited-style-name="Visited_20_Internet_20_Link">&lt;i&gt;</text:a></text:p>
          </table:table-cell>
          <table:table-cell table:style-name="Table2.A1" office:value-type="string">
            <text:p text:style-name="Table_20_Contents">Defines a part of text in an alternate voice or mood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ins.asp" text:style-name="Internet_20_link" text:visited-style-name="Visited_20_Internet_20_Link">&lt;ins&gt;</text:a></text:p>
          </table:table-cell>
          <table:table-cell table:style-name="Table2.A1" office:value-type="string">
            <text:p text:style-name="Table_20_Contents">Defines a text that has been inserted into a documen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kbd.asp" text:style-name="Internet_20_link" text:visited-style-name="Visited_20_Internet_20_Link">&lt;kbd&gt;</text:a></text:p>
          </table:table-cell>
          <table:table-cell table:style-name="Table2.A1" office:value-type="string">
            <text:p text:style-name="Table_20_Contents">Defines keyboard inpu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mark.asp" text:style-name="Internet_20_link" text:visited-style-name="Visited_20_Internet_20_Link">&lt;mark&gt;</text:a></text:p>
          </table:table-cell>
          <table:table-cell table:style-name="Table2.A1" office:value-type="string">
            <text:p text:style-name="Table_20_Contents">Defines marked/highlighted text</text:p>
          </table:table-cell>
        </table:table-row>
        <text:soft-page-break/>
        <table:table-row>
          <table:table-cell table:style-name="Table2.A1" office:value-type="string">
            <text:p text:style-name="Table_20_Contents">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2.A1" office:value-type="string">
            <text:p text:style-name="Table_20_Contents">Defines a scalar measurement within a known range (a gauge)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pre.asp" text:style-name="Internet_20_link" text:visited-style-name="Visited_20_Internet_20_Link">&lt;pre&gt;</text:a></text:p>
          </table:table-cell>
          <table:table-cell table:style-name="Table2.A1" office:value-type="string">
            <text:p text:style-name="Table_20_Contents">Defines preformatted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progress.asp" text:style-name="Internet_20_link" text:visited-style-name="Visited_20_Internet_20_Link">&lt;progress&gt;</text:a></text:p>
          </table:table-cell>
          <table:table-cell table:style-name="Table2.A1" office:value-type="string">
            <text:p text:style-name="Table_20_Contents">Represents the progress of a task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q.asp" text:style-name="Internet_20_link" text:visited-style-name="Visited_20_Internet_20_Link">&lt;q&gt;</text:a></text:p>
          </table:table-cell>
          <table:table-cell table:style-name="Table2.A1" office:value-type="string">
            <text:p text:style-name="Table_20_Contents">Defines a short quotation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rp.asp" text:style-name="Internet_20_link" text:visited-style-name="Visited_20_Internet_20_Link">&lt;rp&gt;</text:a></text:p>
          </table:table-cell>
          <table:table-cell table:style-name="Table2.A1" office:value-type="string">
            <text:p text:style-name="Table_20_Contents">Defines what to show in browsers that do not support ruby annotation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rt.asp" text:style-name="Internet_20_link" text:visited-style-name="Visited_20_Internet_20_Link">&lt;rt&gt;</text:a></text:p>
          </table:table-cell>
          <table:table-cell table:style-name="Table2.A1" office:value-type="string">
            <text:p text:style-name="Table_20_Contents">Defines an explanation/pronunciation of characters (for East Asian typography)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ruby.asp" text:style-name="Internet_20_link" text:visited-style-name="Visited_20_Internet_20_Link">&lt;ruby&gt;</text:a></text:p>
          </table:table-cell>
          <table:table-cell table:style-name="Table2.A1" office:value-type="string">
            <text:p text:style-name="Table_20_Contents">Defines a ruby annotation (for East Asian typography)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s.asp" text:style-name="Internet_20_link" text:visited-style-name="Visited_20_Internet_20_Link">&lt;s&gt;</text:a></text:p>
          </table:table-cell>
          <table:table-cell table:style-name="Table2.A1" office:value-type="string">
            <text:p text:style-name="Table_20_Contents">Defines text that is no longer correc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samp.asp" text:style-name="Internet_20_link" text:visited-style-name="Visited_20_Internet_20_Link">&lt;samp&gt;</text:a></text:p>
          </table:table-cell>
          <table:table-cell table:style-name="Table2.A1" office:value-type="string">
            <text:p text:style-name="Table_20_Contents">Defines sample output from a computer program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small.asp" text:style-name="Internet_20_link" text:visited-style-name="Visited_20_Internet_20_Link">&lt;small&gt;</text:a></text:p>
          </table:table-cell>
          <table:table-cell table:style-name="Table2.A1" office:value-type="string">
            <text:p text:style-name="Table_20_Contents">Defines smaller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strike.asp" text:style-name="Internet_20_link" text:visited-style-name="Visited_20_Internet_20_Link">&lt;strike&gt;</text:a></text:p>
          </table:table-cell>
          <table:table-cell table:style-name="Table2.A1" office:value-type="string">
            <text:p text:style-name="Table_20_Contents">Not supported in HTML5. Use &lt;del&gt; or &lt;s&gt; instead.<text:line-break/>Defines strikethrough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strong.asp" text:style-name="Internet_20_link" text:visited-style-name="Visited_20_Internet_20_Link">&lt;strong&gt;</text:a></text:p>
          </table:table-cell>
          <table:table-cell table:style-name="Table2.A1" office:value-type="string">
            <text:p text:style-name="Table_20_Contents">Defines important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sub.asp" text:style-name="Internet_20_link" text:visited-style-name="Visited_20_Internet_20_Link">&lt;sub&gt;</text:a></text:p>
          </table:table-cell>
          <table:table-cell table:style-name="Table2.A1" office:value-type="string">
            <text:p text:style-name="Table_20_Contents">Defines subscripted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sup.asp" text:style-name="Internet_20_link" text:visited-style-name="Visited_20_Internet_20_Link">&lt;sup&gt;</text:a></text:p>
          </table:table-cell>
          <table:table-cell table:style-name="Table2.A1" office:value-type="string">
            <text:p text:style-name="Table_20_Contents">Defines superscripted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template.asp" text:style-name="Internet_20_link" text:visited-style-name="Visited_20_Internet_20_Link">&lt;template&gt;</text:a></text:p>
          </table:table-cell>
          <table:table-cell table:style-name="Table2.A1" office:value-type="string">
            <text:p text:style-name="Table_20_Contents">Defines a container for content that should be hidden when the page loads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time.asp" text:style-name="Internet_20_link" text:visited-style-name="Visited_20_Internet_20_Link">&lt;time&gt;</text:a></text:p>
          </table:table-cell>
          <table:table-cell table:style-name="Table2.A1" office:value-type="string">
            <text:p text:style-name="Table_20_Contents">Defines a specific time (or datetime)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tt.asp" text:style-name="Internet_20_link" text:visited-style-name="Visited_20_Internet_20_Link">&lt;tt&gt;</text:a></text:p>
          </table:table-cell>
          <table:table-cell table:style-name="Table2.A1" office:value-type="string">
            <text:p text:style-name="Table_20_Contents">Not supported in HTML5. Use CSS instead.<text:line-break/>Defines teletype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u.asp" text:style-name="Internet_20_link" text:visited-style-name="Visited_20_Internet_20_Link">&lt;u&gt;</text:a></text:p>
          </table:table-cell>
          <table:table-cell table:style-name="Table2.A1" office:value-type="string">
            <text:p text:style-name="Table_20_Contents">Defines some text that is unarticulated and styled differently from normal text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var.asp" text:style-name="Internet_20_link" text:visited-style-name="Visited_20_Internet_20_Link">&lt;var&gt;</text:a></text:p>
          </table:table-cell>
          <table:table-cell table:style-name="Table2.A1" office:value-type="string">
            <text:p text:style-name="Table_20_Contents">Defines a variable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www.w3schools.com/tags/tag_wbr.asp" text:style-name="Internet_20_link" text:visited-style-name="Visited_20_Internet_20_Link">&lt;wbr&gt;</text:a></text:p>
          </table:table-cell>
          <table:table-cell table:style-name="Table2.A1" office:value-type="string">
            <text:p text:style-name="Table_20_Contents">Defines a possible line-break</text:p>
          </table:table-cell>
        </table:table-row>
      </table:table>
      <text:p text:style-name="Horizontal_20_Line"/>
      <text:section text:style-name="Sect1" text:name="midcontentadcontainer">
        <text:p text:style-name="P1"/>
        <text:section text:style-name="Sect1" text:name="snhb-mid_content-0">
          <text:p text:style-name="P1"/>
        </text:section>
      </text:section>
      <text:p text:style-name="Horizontal_20_Line"/>
      <text:h text:style-name="Heading_20_2" text:outline-level="2">Forms and Input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Tag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3.A1" office:value-type="string">
            <text:p text:style-name="Table_20_Contents">Defines an HTML form for user inpu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3.A1" office:value-type="string">
            <text:p text:style-name="Table_20_Contents">Defines an input control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3.A1" office:value-type="string">
            <text:p text:style-name="Table_20_Contents">Defines a multiline input control (text area)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</text:p>
          </table:table-cell>
          <table:table-cell table:style-name="Table3.A1" office:value-type="string">
            <text:p text:style-name="Table_20_Contents">Defines a clickable butt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select.asp" text:style-name="Internet_20_link" text:visited-style-name="Visited_20_Internet_20_Link">&lt;select&gt;</text:a></text:p>
          </table:table-cell>
          <table:table-cell table:style-name="Table3.A1" office:value-type="string">
            <text:p text:style-name="Table_20_Contents">Defines a drop-down lis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optgroup.asp" text:style-name="Internet_20_link" text:visited-style-name="Visited_20_Internet_20_Link">&lt;optgroup&gt;</text:a></text:p>
          </table:table-cell>
          <table:table-cell table:style-name="Table3.A1" office:value-type="string">
            <text:p text:style-name="Table_20_Contents">Defines a group of related options in a drop-down lis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option.asp" text:style-name="Internet_20_link" text:visited-style-name="Visited_20_Internet_20_Link">&lt;option&gt;</text:a></text:p>
          </table:table-cell>
          <table:table-cell table:style-name="Table3.A1" office:value-type="string">
            <text:p text:style-name="Table_20_Contents">Defines an option in a drop-down lis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label.asp" text:style-name="Internet_20_link" text:visited-style-name="Visited_20_Internet_20_Link">&lt;label&gt;</text:a></text:p>
          </table:table-cell>
          <table:table-cell table:style-name="Table3.A1" office:value-type="string">
            <text:p text:style-name="Table_20_Contents">Defines a label for an &lt;input&gt; elemen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fieldset.asp" text:style-name="Internet_20_link" text:visited-style-name="Visited_20_Internet_20_Link">&lt;fieldset&gt;</text:a></text:p>
          </table:table-cell>
          <table:table-cell table:style-name="Table3.A1" office:value-type="string">
            <text:p text:style-name="Table_20_Contents">Groups related elements in a form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legend.asp" text:style-name="Internet_20_link" text:visited-style-name="Visited_20_Internet_20_Link">&lt;legend&gt;</text:a></text:p>
          </table:table-cell>
          <table:table-cell table:style-name="Table3.A1" office:value-type="string">
            <text:p text:style-name="Table_20_Contents">Defines a caption for a &lt;fieldset&gt; element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datalist.asp" text:style-name="Internet_20_link" text:visited-style-name="Visited_20_Internet_20_Link">&lt;datalist&gt;</text:a></text:p>
          </table:table-cell>
          <table:table-cell table:style-name="Table3.A1" office:value-type="string">
            <text:p text:style-name="Table_20_Contents">Specifies a list of pre-defined options for input control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tags/tag_output.asp" text:style-name="Internet_20_link" text:visited-style-name="Visited_20_Internet_20_Link">&lt;output&gt;</text:a></text:p>
          </table:table-cell>
          <table:table-cell table:style-name="Table3.A1" office:value-type="string">
            <text:p text:style-name="Table_20_Contents">Defines the result of a calculation</text:p>
          </table:table-cell>
        </table:table-row>
      </table:table>
      <text:h text:style-name="Heading_20_2" text:outline-level="2"><text:soft-page-break/>Frame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Heading">Tag</text:p>
          </table:table-cell>
          <table:table-cell table:style-name="Table4.A1" office:value-type="string">
            <text:p text:style-name="Table_20_Heading">Description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tag_frame.asp" text:style-name="Internet_20_link" text:visited-style-name="Visited_20_Internet_20_Link">&lt;frame&gt;</text:a></text:p>
          </table:table-cell>
          <table:table-cell table:style-name="Table4.A1" office:value-type="string">
            <text:p text:style-name="Table_20_Contents">Not supported in HTML5.<text:line-break/>Defines a window (a frame) in a frameset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tag_frameset.asp" text:style-name="Internet_20_link" text:visited-style-name="Visited_20_Internet_20_Link">&lt;frameset&gt;</text:a></text:p>
          </table:table-cell>
          <table:table-cell table:style-name="Table4.A1" office:value-type="string">
            <text:p text:style-name="Table_20_Contents">Not supported in HTML5.<text:line-break/>Defines a set of frame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tag_noframes.asp" text:style-name="Internet_20_link" text:visited-style-name="Visited_20_Internet_20_Link">&lt;noframes&gt;</text:a></text:p>
          </table:table-cell>
          <table:table-cell table:style-name="Table4.A1" office:value-type="string">
            <text:p text:style-name="Table_20_Contents">Not supported in HTML5.<text:line-break/>Defines an alternate content for users that do not support frames</text:p>
          </table:table-cell>
        </table:table-row>
        <table:table-row>
          <table:table-cell table:style-name="Table4.A1" office:value-type="string">
            <text:p text:style-name="Table_20_Contents"><text:a xlink:type="simple" xlink:href="https://www.w3schools.com/tags/tag_iframe.asp" text:style-name="Internet_20_link" text:visited-style-name="Visited_20_Internet_20_Link">&lt;iframe&gt;</text:a></text:p>
          </table:table-cell>
          <table:table-cell table:style-name="Table4.A1" office:value-type="string">
            <text:p text:style-name="Table_20_Contents">Defines an inline frame</text:p>
          </table:table-cell>
        </table:table-row>
      </table:table>
      <text:h text:style-name="Heading_20_2" text:outline-level="2">Imag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Heading">Tag</text:p>
          </table:table-cell>
          <table:table-cell table:style-name="Table5.A1" office:value-type="string">
            <text:p text:style-name="Table_20_Heading">Description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</text:p>
          </table:table-cell>
          <table:table-cell table:style-name="Table5.A1" office:value-type="string">
            <text:p text:style-name="Table_20_Contents">Defines an image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tag_map.asp" text:style-name="Internet_20_link" text:visited-style-name="Visited_20_Internet_20_Link">&lt;map&gt;</text:a></text:p>
          </table:table-cell>
          <table:table-cell table:style-name="Table5.A1" office:value-type="string">
            <text:p text:style-name="Table_20_Contents">Defines a client-side image map 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tag_area.asp" text:style-name="Internet_20_link" text:visited-style-name="Visited_20_Internet_20_Link">&lt;area&gt;</text:a></text:p>
          </table:table-cell>
          <table:table-cell table:style-name="Table5.A1" office:value-type="string">
            <text:p text:style-name="Table_20_Contents">Defines an area inside an image map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tag_canvas.asp" text:style-name="Internet_20_link" text:visited-style-name="Visited_20_Internet_20_Link">&lt;canvas&gt;</text:a></text:p>
          </table:table-cell>
          <table:table-cell table:style-name="Table5.A1" office:value-type="string">
            <text:p text:style-name="Table_20_Contents">Used to draw graphics, on the fly, via scripting (usually JavaScript)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tag_figcaption.asp" text:style-name="Internet_20_link" text:visited-style-name="Visited_20_Internet_20_Link">&lt;figcaption&gt;</text:a></text:p>
          </table:table-cell>
          <table:table-cell table:style-name="Table5.A1" office:value-type="string">
            <text:p text:style-name="Table_20_Contents">Defines a caption for a &lt;figure&gt; elemen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tag_figure.asp" text:style-name="Internet_20_link" text:visited-style-name="Visited_20_Internet_20_Link">&lt;figure&gt;</text:a></text:p>
          </table:table-cell>
          <table:table-cell table:style-name="Table5.A1" office:value-type="string">
            <text:p text:style-name="Table_20_Contents">Specifies self-contained content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tag_picture.asp" text:style-name="Internet_20_link" text:visited-style-name="Visited_20_Internet_20_Link">&lt;picture&gt;</text:a></text:p>
          </table:table-cell>
          <table:table-cell table:style-name="Table5.A1" office:value-type="string">
            <text:p text:style-name="Table_20_Contents">Defines a container for multiple image resources</text:p>
          </table:table-cell>
        </table:table-row>
        <table:table-row>
          <table:table-cell table:style-name="Table5.A1" office:value-type="string">
            <text:p text:style-name="Table_20_Contents"><text:a xlink:type="simple" xlink:href="https://www.w3schools.com/tags/tag_svg.asp" text:style-name="Internet_20_link" text:visited-style-name="Visited_20_Internet_20_Link">&lt;svg&gt;</text:a></text:p>
          </table:table-cell>
          <table:table-cell table:style-name="Table5.A1" office:value-type="string">
            <text:p text:style-name="Table_20_Contents">Defines a container for SVG graphics</text:p>
          </table:table-cell>
        </table:table-row>
      </table:table>
      <text:h text:style-name="Heading_20_2" text:outline-level="2">Audio / Video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Heading">Tag</text:p>
          </table:table-cell>
          <table:table-cell table:style-name="Table6.A1" office:value-type="string">
            <text:p text:style-name="Table_20_Heading">Description</text:p>
          </table:table-cell>
        </table:table-row>
        <table:table-row>
          <table:table-cell table:style-name="Table6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</text:p>
          </table:table-cell>
          <table:table-cell table:style-name="Table6.A1" office:value-type="string">
            <text:p text:style-name="Table_20_Contents">Defines sound content</text:p>
          </table:table-cell>
        </table:table-row>
        <table:table-row>
          <table:table-cell table:style-name="Table6.A1" office:value-type="string">
            <text:p text:style-name="Table_20_Contents"><text:a xlink:type="simple" xlink:href="https://www.w3schools.com/tags/tag_source.asp" text:style-name="Internet_20_link" text:visited-style-name="Visited_20_Internet_20_Link">&lt;source&gt;</text:a></text:p>
          </table:table-cell>
          <table:table-cell table:style-name="Table6.A1" office:value-type="string">
            <text:p text:style-name="Table_20_Contents">Defines multiple media resources for media elements (&lt;video&gt;, &lt;audio&gt; and &lt;picture&gt;)</text:p>
          </table:table-cell>
        </table:table-row>
        <table:table-row>
          <table:table-cell table:style-name="Table6.A1" office:value-type="string">
            <text:p text:style-name="Table_20_Contents"><text:a xlink:type="simple" xlink:href="https://www.w3schools.com/tags/tag_track.asp" text:style-name="Internet_20_link" text:visited-style-name="Visited_20_Internet_20_Link">&lt;track&gt;</text:a></text:p>
          </table:table-cell>
          <table:table-cell table:style-name="Table6.A1" office:value-type="string">
            <text:p text:style-name="Table_20_Contents">Defines text tracks for media elements (&lt;video&gt; and &lt;audio&gt;)</text:p>
          </table:table-cell>
        </table:table-row>
        <table:table-row>
          <table:table-cell table:style-name="Table6.A1" office:value-type="string">
            <text:p text:style-name="Table_20_Contents">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6.A1" office:value-type="string">
            <text:p text:style-name="Table_20_Contents">Defines a video or movie</text:p>
          </table:table-cell>
        </table:table-row>
      </table:table>
      <text:h text:style-name="Heading_20_2" text:outline-level="2">Link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Heading">Tag</text:p>
          </table:table-cell>
          <table:table-cell table:style-name="Table7.A1" office:value-type="string">
            <text:p text:style-name="Table_20_Heading">Description</text:p>
          </table:table-cell>
        </table:table-row>
        <table:table-row>
          <table:table-cell table:style-name="Table7.A1" office:value-type="string">
            <text:p text:style-name="Table_20_Contents"><text:a xlink:type="simple" xlink:href="https://www.w3schools.com/tags/tag_a.asp" text:style-name="Internet_20_link" text:visited-style-name="Visited_20_Internet_20_Link">&lt;a&gt;</text:a></text:p>
          </table:table-cell>
          <table:table-cell table:style-name="Table7.A1" office:value-type="string">
            <text:p text:style-name="Table_20_Contents">Defines a hyperlink</text:p>
          </table:table-cell>
        </table:table-row>
        <table:table-row>
          <table:table-cell table:style-name="Table7.A1" office:value-type="string">
            <text:p text:style-name="Table_20_Contents"><text:a xlink:type="simple" xlink:href="https://www.w3schools.com/tags/tag_link.asp" text:style-name="Internet_20_link" text:visited-style-name="Visited_20_Internet_20_Link">&lt;link&gt;</text:a></text:p>
          </table:table-cell>
          <table:table-cell table:style-name="Table7.A1" office:value-type="string">
            <text:p text:style-name="Table_20_Contents">Defines the relationship between a document and an external resource (most used to link to style sheets)</text:p>
          </table:table-cell>
        </table:table-row>
        <table:table-row>
          <table:table-cell table:style-name="Table7.A1" office:value-type="string">
            <text:p text:style-name="Table_20_Contents"><text:a xlink:type="simple" xlink:href="https://www.w3schools.com/tags/tag_nav.asp" text:style-name="Internet_20_link" text:visited-style-name="Visited_20_Internet_20_Link">&lt;nav&gt;</text:a></text:p>
          </table:table-cell>
          <table:table-cell table:style-name="Table7.A1" office:value-type="string">
            <text:p text:style-name="Table_20_Contents">Defines navigation links</text:p>
          </table:table-cell>
        </table:table-row>
      </table:table>
      <text:h text:style-name="Heading_20_2" text:outline-level="2">List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Heading">Tag</text:p>
          </table:table-cell>
          <table:table-cell table:style-name="Table8.A1" office:value-type="string">
            <text:p text:style-name="Table_20_Heading">Description</text:p>
          </table:table-cell>
        </table:table-row>
        <table:table-row>
          <table:table-cell table:style-name="Table8.A1" office:value-type="string">
            <text:p text:style-name="Table_20_Contents"><text:a xlink:type="simple" xlink:href="https://www.w3schools.com/tags/tag_ul.asp" text:style-name="Internet_20_link" text:visited-style-name="Visited_20_Internet_20_Link">&lt;ul&gt;</text:a></text:p>
          </table:table-cell>
          <table:table-cell table:style-name="Table8.A1" office:value-type="string">
            <text:p text:style-name="Table_20_Contents">Defines an unordered list</text:p>
          </table:table-cell>
        </table:table-row>
        <table:table-row>
          <table:table-cell table:style-name="Table8.A1" office:value-type="string">
            <text:p text:style-name="Table_20_Contents"><text:a xlink:type="simple" xlink:href="https://www.w3schools.com/tags/tag_ol.asp" text:style-name="Internet_20_link" text:visited-style-name="Visited_20_Internet_20_Link">&lt;ol&gt;</text:a></text:p>
          </table:table-cell>
          <table:table-cell table:style-name="Table8.A1" office:value-type="string">
            <text:p text:style-name="Table_20_Contents">Defines an ordered list</text:p>
          </table:table-cell>
        </table:table-row>
        <table:table-row>
          <table:table-cell table:style-name="Table8.A1" office:value-type="string">
            <text:p text:style-name="Table_20_Contents"><text:a xlink:type="simple" xlink:href="https://www.w3schools.com/tags/tag_li.asp" text:style-name="Internet_20_link" text:visited-style-name="Visited_20_Internet_20_Link">&lt;li&gt;</text:a></text:p>
          </table:table-cell>
          <table:table-cell table:style-name="Table8.A1" office:value-type="string">
            <text:p text:style-name="Table_20_Contents">Defines a list item</text:p>
          </table:table-cell>
        </table:table-row>
        <table:table-row>
          <table:table-cell table:style-name="Table8.A1" office:value-type="string">
            <text:p text:style-name="Table_20_Contents"><text:a xlink:type="simple" xlink:href="https://www.w3schools.com/tags/tag_dir.asp" text:style-name="Internet_20_link" text:visited-style-name="Visited_20_Internet_20_Link">&lt;dir&gt;</text:a></text:p>
          </table:table-cell>
          <table:table-cell table:style-name="Table8.A1" office:value-type="string">
            <text:p text:style-name="Table_20_Contents">Not supported in HTML5. Use &lt;ul&gt; instead.<text:line-break/>Defines a directory list</text:p>
          </table:table-cell>
        </table:table-row>
        <table:table-row>
          <table:table-cell table:style-name="Table8.A1" office:value-type="string">
            <text:p text:style-name="Table_20_Contents"><text:a xlink:type="simple" xlink:href="https://www.w3schools.com/tags/tag_dl.asp" text:style-name="Internet_20_link" text:visited-style-name="Visited_20_Internet_20_Link">&lt;dl&gt;</text:a></text:p>
          </table:table-cell>
          <table:table-cell table:style-name="Table8.A1" office:value-type="string">
            <text:p text:style-name="Table_20_Contents">Defines a description list</text:p>
          </table:table-cell>
        </table:table-row>
        <text:soft-page-break/>
        <table:table-row>
          <table:table-cell table:style-name="Table8.A1" office:value-type="string">
            <text:p text:style-name="Table_20_Contents"><text:a xlink:type="simple" xlink:href="https://www.w3schools.com/tags/tag_dt.asp" text:style-name="Internet_20_link" text:visited-style-name="Visited_20_Internet_20_Link">&lt;dt&gt;</text:a></text:p>
          </table:table-cell>
          <table:table-cell table:style-name="Table8.A1" office:value-type="string">
            <text:p text:style-name="Table_20_Contents">Defines a term/name in a description list</text:p>
          </table:table-cell>
        </table:table-row>
        <table:table-row>
          <table:table-cell table:style-name="Table8.A1" office:value-type="string">
            <text:p text:style-name="Table_20_Contents"><text:a xlink:type="simple" xlink:href="https://www.w3schools.com/tags/tag_dd.asp" text:style-name="Internet_20_link" text:visited-style-name="Visited_20_Internet_20_Link">&lt;dd&gt;</text:a></text:p>
          </table:table-cell>
          <table:table-cell table:style-name="Table8.A1" office:value-type="string">
            <text:p text:style-name="Table_20_Contents">Defines a description of a term/name in a description list</text:p>
          </table:table-cell>
        </table:table-row>
      </table:table>
      <text:h text:style-name="Heading_20_2" text:outline-level="2">Table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Tag</text:p>
          </table:table-cell>
          <table:table-cell table:style-name="Table9.A1" office:value-type="string">
            <text:p text:style-name="Table_20_Heading">Description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table.asp" text:style-name="Internet_20_link" text:visited-style-name="Visited_20_Internet_20_Link">&lt;table&gt;</text:a></text:p>
          </table:table-cell>
          <table:table-cell table:style-name="Table9.A1" office:value-type="string">
            <text:p text:style-name="Table_20_Contents">Defines a table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caption.asp" text:style-name="Internet_20_link" text:visited-style-name="Visited_20_Internet_20_Link">&lt;caption&gt;</text:a></text:p>
          </table:table-cell>
          <table:table-cell table:style-name="Table9.A1" office:value-type="string">
            <text:p text:style-name="Table_20_Contents">Defines a table caption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9.A1" office:value-type="string">
            <text:p text:style-name="Table_20_Contents">Defines a header cell in a table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tr.asp" text:style-name="Internet_20_link" text:visited-style-name="Visited_20_Internet_20_Link">&lt;tr&gt;</text:a></text:p>
          </table:table-cell>
          <table:table-cell table:style-name="Table9.A1" office:value-type="string">
            <text:p text:style-name="Table_20_Contents">Defines a row in a table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td.asp" text:style-name="Internet_20_link" text:visited-style-name="Visited_20_Internet_20_Link">&lt;td&gt;</text:a></text:p>
          </table:table-cell>
          <table:table-cell table:style-name="Table9.A1" office:value-type="string">
            <text:p text:style-name="Table_20_Contents">Defines a cell in a table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thead.asp" text:style-name="Internet_20_link" text:visited-style-name="Visited_20_Internet_20_Link">&lt;thead&gt;</text:a></text:p>
          </table:table-cell>
          <table:table-cell table:style-name="Table9.A1" office:value-type="string">
            <text:p text:style-name="Table_20_Contents">Groups the header content in a table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tbody.asp" text:style-name="Internet_20_link" text:visited-style-name="Visited_20_Internet_20_Link">&lt;tbody&gt;</text:a></text:p>
          </table:table-cell>
          <table:table-cell table:style-name="Table9.A1" office:value-type="string">
            <text:p text:style-name="Table_20_Contents">Groups the body content in a table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tfoot.asp" text:style-name="Internet_20_link" text:visited-style-name="Visited_20_Internet_20_Link">&lt;tfoot&gt;</text:a></text:p>
          </table:table-cell>
          <table:table-cell table:style-name="Table9.A1" office:value-type="string">
            <text:p text:style-name="Table_20_Contents">Groups the footer content in a table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col.asp" text:style-name="Internet_20_link" text:visited-style-name="Visited_20_Internet_20_Link">&lt;col&gt;</text:a></text:p>
          </table:table-cell>
          <table:table-cell table:style-name="Table9.A1" office:value-type="string">
            <text:p text:style-name="Table_20_Contents">Specifies column properties for each column within a &lt;colgroup&gt; element </text:p>
          </table:table-cell>
        </table:table-row>
        <table:table-row>
          <table:table-cell table:style-name="Table9.A1" office:value-type="string">
            <text:p text:style-name="Table_20_Contents"><text:a xlink:type="simple" xlink:href="https://www.w3schools.com/tags/tag_colgroup.asp" text:style-name="Internet_20_link" text:visited-style-name="Visited_20_Internet_20_Link">&lt;colgroup&gt;</text:a></text:p>
          </table:table-cell>
          <table:table-cell table:style-name="Table9.A1" office:value-type="string">
            <text:p text:style-name="Table_20_Contents">Specifies a group of one or more columns in a table for formatting</text:p>
          </table:table-cell>
        </table:table-row>
      </table:table>
      <text:h text:style-name="Heading_20_2" text:outline-level="2">Styles and Semantics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Heading">Tag</text:p>
          </table:table-cell>
          <table:table-cell table:style-name="Table10.A1" office:value-type="string">
            <text:p text:style-name="Table_20_Heading">Description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style.asp" text:style-name="Internet_20_link" text:visited-style-name="Visited_20_Internet_20_Link">&lt;style&gt;</text:a></text:p>
          </table:table-cell>
          <table:table-cell table:style-name="Table10.A1" office:value-type="string">
            <text:p text:style-name="Table_20_Contents">Defines style information for a document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div.asp" text:style-name="Internet_20_link" text:visited-style-name="Visited_20_Internet_20_Link">&lt;div&gt;</text:a></text:p>
          </table:table-cell>
          <table:table-cell table:style-name="Table10.A1" office:value-type="string">
            <text:p text:style-name="Table_20_Contents">Defines a section in a document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span.asp" text:style-name="Internet_20_link" text:visited-style-name="Visited_20_Internet_20_Link">&lt;span&gt;</text:a></text:p>
          </table:table-cell>
          <table:table-cell table:style-name="Table10.A1" office:value-type="string">
            <text:p text:style-name="Table_20_Contents">Defines a section in a document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header.asp" text:style-name="Internet_20_link" text:visited-style-name="Visited_20_Internet_20_Link">&lt;header&gt;</text:a></text:p>
          </table:table-cell>
          <table:table-cell table:style-name="Table10.A1" office:value-type="string">
            <text:p text:style-name="Table_20_Contents">Defines a header for a document or section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footer.asp" text:style-name="Internet_20_link" text:visited-style-name="Visited_20_Internet_20_Link">&lt;footer&gt;</text:a></text:p>
          </table:table-cell>
          <table:table-cell table:style-name="Table10.A1" office:value-type="string">
            <text:p text:style-name="Table_20_Contents">Defines a footer for a document or section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main.asp" text:style-name="Internet_20_link" text:visited-style-name="Visited_20_Internet_20_Link">&lt;main&gt;</text:a></text:p>
          </table:table-cell>
          <table:table-cell table:style-name="Table10.A1" office:value-type="string">
            <text:p text:style-name="Table_20_Contents">Specifies the main content of a document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section.asp" text:style-name="Internet_20_link" text:visited-style-name="Visited_20_Internet_20_Link">&lt;section&gt;</text:a></text:p>
          </table:table-cell>
          <table:table-cell table:style-name="Table10.A1" office:value-type="string">
            <text:p text:style-name="Table_20_Contents">Defines a section in a document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article.asp" text:style-name="Internet_20_link" text:visited-style-name="Visited_20_Internet_20_Link">&lt;article&gt;</text:a></text:p>
          </table:table-cell>
          <table:table-cell table:style-name="Table10.A1" office:value-type="string">
            <text:p text:style-name="Table_20_Contents">Defines an article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aside.asp" text:style-name="Internet_20_link" text:visited-style-name="Visited_20_Internet_20_Link">&lt;aside&gt;</text:a></text:p>
          </table:table-cell>
          <table:table-cell table:style-name="Table10.A1" office:value-type="string">
            <text:p text:style-name="Table_20_Contents">Defines content aside from the page content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details.asp" text:style-name="Internet_20_link" text:visited-style-name="Visited_20_Internet_20_Link">&lt;details&gt;</text:a></text:p>
          </table:table-cell>
          <table:table-cell table:style-name="Table10.A1" office:value-type="string">
            <text:p text:style-name="Table_20_Contents">Defines additional details that the user can view or hide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dialog.asp" text:style-name="Internet_20_link" text:visited-style-name="Visited_20_Internet_20_Link">&lt;dialog&gt;</text:a></text:p>
          </table:table-cell>
          <table:table-cell table:style-name="Table10.A1" office:value-type="string">
            <text:p text:style-name="Table_20_Contents">Defines a dialog box or window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summary.asp" text:style-name="Internet_20_link" text:visited-style-name="Visited_20_Internet_20_Link">&lt;summary&gt;</text:a></text:p>
          </table:table-cell>
          <table:table-cell table:style-name="Table10.A1" office:value-type="string">
            <text:p text:style-name="Table_20_Contents">Defines a visible heading for a &lt;details&gt; element</text:p>
          </table:table-cell>
        </table:table-row>
        <table:table-row>
          <table:table-cell table:style-name="Table10.A1" office:value-type="string">
            <text:p text:style-name="Table_20_Contents"><text:a xlink:type="simple" xlink:href="https://www.w3schools.com/tags/tag_data.asp" text:style-name="Internet_20_link" text:visited-style-name="Visited_20_Internet_20_Link">&lt;data&gt;</text:a></text:p>
          </table:table-cell>
          <table:table-cell table:style-name="Table10.A1" office:value-type="string">
            <text:p text:style-name="Table_20_Contents">Adds a machine-readable translation of a given content</text:p>
          </table:table-cell>
        </table:table-row>
      </table:table>
      <text:h text:style-name="Heading_20_2" text:outline-level="2">Meta Info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Heading">Tag</text:p>
          </table:table-cell>
          <table:table-cell table:style-name="Table11.A1" office:value-type="string">
            <text:p text:style-name="Table_20_Heading">Description</text:p>
          </table:table-cell>
        </table:table-row>
        <table:table-row>
          <table:table-cell table:style-name="Table11.A1" office:value-type="string">
            <text:p text:style-name="Table_20_Contents"><text:a xlink:type="simple" xlink:href="https://www.w3schools.com/tags/tag_head.asp" text:style-name="Internet_20_link" text:visited-style-name="Visited_20_Internet_20_Link">&lt;head&gt;</text:a></text:p>
          </table:table-cell>
          <table:table-cell table:style-name="Table11.A1" office:value-type="string">
            <text:p text:style-name="Table_20_Contents">Defines information about the document</text:p>
          </table:table-cell>
        </table:table-row>
        <table:table-row>
          <table:table-cell table:style-name="Table11.A1" office:value-type="string">
            <text:p text:style-name="Table_20_Contents"><text:a xlink:type="simple" xlink:href="https://www.w3schools.com/tags/tag_meta.asp" text:style-name="Internet_20_link" text:visited-style-name="Visited_20_Internet_20_Link">&lt;meta&gt;</text:a></text:p>
          </table:table-cell>
          <table:table-cell table:style-name="Table11.A1" office:value-type="string">
            <text:p text:style-name="Table_20_Contents">Defines metadata about an HTML document</text:p>
          </table:table-cell>
        </table:table-row>
        <table:table-row>
          <table:table-cell table:style-name="Table11.A1" office:value-type="string">
            <text:p text:style-name="Table_20_Contents"><text:a xlink:type="simple" xlink:href="https://www.w3schools.com/tags/tag_base.asp" text:style-name="Internet_20_link" text:visited-style-name="Visited_20_Internet_20_Link">&lt;base&gt;</text:a></text:p>
          </table:table-cell>
          <table:table-cell table:style-name="Table11.A1" office:value-type="string">
            <text:p text:style-name="Table_20_Contents">Specifies the base URL/target for all relative URLs in a document</text:p>
          </table:table-cell>
        </table:table-row>
        <table:table-row>
          <table:table-cell table:style-name="Table11.A1" office:value-type="string">
            <text:p text:style-name="Table_20_Contents"><text:a xlink:type="simple" xlink:href="https://www.w3schools.com/tags/tag_basefont.asp" text:style-name="Internet_20_link" text:visited-style-name="Visited_20_Internet_20_Link">&lt;basefont&gt;</text:a></text:p>
          </table:table-cell>
          <table:table-cell table:style-name="Table11.A1" office:value-type="string">
            <text:p text:style-name="Table_20_Contents">Not supported in HTML5. Use CSS instead.<text:line-break/>Specifies a default color, size, and font for all text in a document</text:p>
          </table:table-cell>
        </table:table-row>
      </table:table>
      <text:h text:style-name="Heading_20_2" text:outline-level="2">Programming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Heading">Tag</text:p>
          </table:table-cell>
          <table:table-cell table:style-name="Table12.A1" office:value-type="string">
            <text:p text:style-name="Table_20_Heading">Description</text:p>
          </table:table-cell>
        </table:table-row>
        <table:table-row>
          <table:table-cell table:style-name="Table12.A1" office:value-type="string">
            <text:p text:style-name="Table_20_Contents"><text:a xlink:type="simple" xlink:href="https://www.w3schools.com/tags/tag_script.asp" text:style-name="Internet_20_link" text:visited-style-name="Visited_20_Internet_20_Link">&lt;script&gt;</text:a></text:p>
          </table:table-cell>
          <table:table-cell table:style-name="Table12.A1" office:value-type="string">
            <text:p text:style-name="Table_20_Contents">Defines a client-side script</text:p>
          </table:table-cell>
        </table:table-row>
        <text:soft-page-break/>
        <table:table-row>
          <table:table-cell table:style-name="Table12.A1" office:value-type="string">
            <text:p text:style-name="Table_20_Contents"><text:a xlink:type="simple" xlink:href="https://www.w3schools.com/tags/tag_noscript.asp" text:style-name="Internet_20_link" text:visited-style-name="Visited_20_Internet_20_Link">&lt;noscript&gt;</text:a></text:p>
          </table:table-cell>
          <table:table-cell table:style-name="Table12.A1" office:value-type="string">
            <text:p text:style-name="Table_20_Contents">Defines an alternate content for users that do not support client-side scripts</text:p>
          </table:table-cell>
        </table:table-row>
        <table:table-row>
          <table:table-cell table:style-name="Table12.A1" office:value-type="string">
            <text:p text:style-name="Table_20_Contents"><text:a xlink:type="simple" xlink:href="https://www.w3schools.com/tags/tag_applet.asp" text:style-name="Internet_20_link" text:visited-style-name="Visited_20_Internet_20_Link">&lt;applet&gt;</text:a></text:p>
          </table:table-cell>
          <table:table-cell table:style-name="Table12.A1" office:value-type="string">
            <text:p text:style-name="Table_20_Contents">Not supported in HTML5. Use &lt;embed&gt; or &lt;object&gt; instead.<text:line-break/>Defines an embedded applet</text:p>
          </table:table-cell>
        </table:table-row>
        <table:table-row>
          <table:table-cell table:style-name="Table12.A1" office:value-type="string">
            <text:p text:style-name="Table_20_Contents"><text:a xlink:type="simple" xlink:href="https://www.w3schools.com/tags/tag_embed.asp" text:style-name="Internet_20_link" text:visited-style-name="Visited_20_Internet_20_Link">&lt;embed&gt;</text:a></text:p>
          </table:table-cell>
          <table:table-cell table:style-name="Table12.A1" office:value-type="string">
            <text:p text:style-name="Table_20_Contents">Defines a container for an external (non-HTML) application</text:p>
          </table:table-cell>
        </table:table-row>
        <table:table-row>
          <table:table-cell table:style-name="Table12.A1" office:value-type="string">
            <text:p text:style-name="Table_20_Contents"><text:a xlink:type="simple" xlink:href="https://www.w3schools.com/tags/tag_object.asp" text:style-name="Internet_20_link" text:visited-style-name="Visited_20_Internet_20_Link">&lt;object&gt;</text:a></text:p>
          </table:table-cell>
          <table:table-cell table:style-name="Table12.A1" office:value-type="string">
            <text:p text:style-name="Table_20_Contents">Defines an embedded object</text:p>
          </table:table-cell>
        </table:table-row>
        <table:table-row>
          <table:table-cell table:style-name="Table12.A1" office:value-type="string">
            <text:p text:style-name="Table_20_Contents"><text:a xlink:type="simple" xlink:href="https://www.w3schools.com/tags/tag_param.asp" text:style-name="Internet_20_link" text:visited-style-name="Visited_20_Internet_20_Link">&lt;param&gt;</text:a></text:p>
          </table:table-cell>
          <table:table-cell table:style-name="Table12.A1" office:value-type="string">
            <text:p text:style-name="Table_20_Contents">Defines a parameter for an objec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23:24:11.599000000</meta:creation-date>
    <dc:date>2020-08-09T23:25:30.675000000</dc:date>
    <meta:editing-duration>PT1M19S</meta:editing-duration>
    <meta:editing-cycles>1</meta:editing-cycles>
    <meta:document-statistic meta:table-count="12" meta:image-count="0" meta:object-count="0" meta:page-count="5" meta:paragraph-count="277" meta:word-count="1023" meta:character-count="6216" meta:non-whitespace-character-count="5468"/>
    <meta:generator>LibreOffice/6.4.4.2$Windows_X86_64 LibreOffice_project/3d775be2011f3886db32dfd395a6a6d1ca2630ff</meta:generator>
  </office:meta>
</office:document-meta>
</file>